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dd876" officeooo:paragraph-rsid="001dd876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dd876" officeooo:paragraph-rsid="001dd87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font-weight="bold" officeooo:rsid="001dd876" officeooo:paragraph-rsid="001dd876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dd876" officeooo:paragraph-rsid="001dd876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dd876" officeooo:paragraph-rsid="001dd876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weight="bold" officeooo:rsid="001dd876" officeooo:paragraph-rsid="001dd876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1dd876" officeooo:paragraph-rsid="001dd876"/>
    </style:style>
    <style:style style:name="P8" style:family="paragraph" style:parent-style-name="Standard">
      <style:paragraph-properties fo:text-align="start" style:justify-single-word="false"/>
      <style:text-properties fo:font-weight="bold" officeooo:rsid="001f7cfa" officeooo:paragraph-rsid="001f7cfa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1f7cfa"/>
    </style:style>
    <style:style style:name="P10" style:family="paragraph" style:parent-style-name="Standard">
      <style:paragraph-properties fo:text-align="start" style:justify-single-word="false"/>
      <style:text-properties officeooo:rsid="001fa7e2" officeooo:paragraph-rsid="001fa7e2"/>
    </style:style>
    <style:style style:name="P11" style:family="paragraph" style:parent-style-name="Standard">
      <style:paragraph-properties fo:text-align="start" style:justify-single-word="false"/>
      <style:text-properties officeooo:paragraph-rsid="001fa7e2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fa7e2" officeooo:paragraph-rsid="001fa7e2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cccccc" loext:opacity="100%" style:font-name="Consolas" fo:font-size="10.5pt" fo:font-weight="normal" officeooo:rsid="001fa7e2" officeooo:paragraph-rsid="001fa7e2" fo:background-color="#1f1f1f"/>
    </style:style>
    <style:style style:name="P14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15" style:family="paragraph" style:parent-style-name="Standard">
      <style:paragraph-properties fo:text-align="start" style:justify-single-word="false"/>
      <style:text-properties fo:font-weight="bold" officeooo:rsid="00217bc0" officeooo:paragraph-rsid="00217bc0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paragraph-rsid="001dd876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29c3b" officeooo:paragraph-rsid="00229c3b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bold" officeooo:rsid="00229c3b" officeooo:paragraph-rsid="00229c3b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8pt" fo:font-weight="bold" officeooo:rsid="002c3d6d" officeooo:paragraph-rsid="001dd876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8pt" fo:font-weight="bold" officeooo:rsid="001fa7e2" officeooo:paragraph-rsid="001fa7e2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240359" officeooo:paragraph-rsid="00240359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officeooo:paragraph-rsid="002c8a68"/>
    </style:style>
    <style:style style:name="P23" style:family="paragraph" style:parent-style-name="Standard">
      <style:paragraph-properties fo:text-align="start" style:justify-single-word="false"/>
      <style:text-properties fo:font-weight="bold" officeooo:rsid="002c8a68" officeooo:paragraph-rsid="002c8a68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8pt" fo:font-weight="bold" officeooo:rsid="00240359" officeooo:paragraph-rsid="00240359" style:font-size-asian="18pt" style:font-weight-asian="bold" style:font-size-complex="18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240359" officeooo:paragraph-rsid="00240359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officeooo:paragraph-rsid="00240359"/>
    </style:style>
    <style:style style:name="P27" style:family="paragraph" style:parent-style-name="Standard">
      <style:paragraph-properties fo:text-align="start" style:justify-single-word="false"/>
      <style:text-properties fo:font-weight="bold" officeooo:rsid="002600f1" officeooo:paragraph-rsid="002600f1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officeooo:paragraph-rsid="002600f1"/>
    </style:style>
    <style:style style:name="P29" style:family="paragraph" style:parent-style-name="Standard">
      <style:paragraph-properties fo:text-align="start" style:justify-single-word="false"/>
      <style:text-properties fo:font-size="18pt" fo:font-weight="bold" officeooo:rsid="002600f1" officeooo:paragraph-rsid="002600f1" style:font-size-asian="18pt" style:font-weight-asian="bold" style:font-size-complex="18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bold" officeooo:rsid="0026b408" officeooo:paragraph-rsid="0026b408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cccccc" loext:opacity="100%" style:font-name="Consolas" fo:font-size="10.5pt" fo:font-weight="normal" officeooo:rsid="0026b408" officeooo:paragraph-rsid="0026b408" fo:background-color="#1f1f1f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8pt" fo:font-weight="bold" officeooo:rsid="0026b408" officeooo:paragraph-rsid="0026b408" style:font-size-asian="18pt" style:font-weight-asian="bold" style:font-size-complex="18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weight="bold" officeooo:rsid="0027b005" officeooo:paragraph-rsid="0027b005" style:font-weight-asian="bold" style:font-weight-complex="bold"/>
    </style:style>
    <style:style style:name="T1" style:family="text">
      <style:text-properties fo:color="#569cd6" loext:opacity="100%" style:font-name="Consolas" fo:font-size="10.5pt" fo:background-color="#1f1f1f" loext:char-shading-value="0"/>
    </style:style>
    <style:style style:name="T2" style:family="text">
      <style:text-properties fo:color="#cccccc" loext:opacity="100%" style:font-name="Consolas" fo:font-size="10.5pt" fo:background-color="#1f1f1f" loext:char-shading-value="0"/>
    </style:style>
    <style:style style:name="T3" style:family="text">
      <style:text-properties fo:color="#4ec9b0" loext:opacity="100%" style:font-name="Consolas" fo:font-size="10.5pt" fo:background-color="#1f1f1f" loext:char-shading-value="0"/>
    </style:style>
    <style:style style:name="T4" style:family="text">
      <style:text-properties fo:color="#9cdcfe" loext:opacity="100%" style:font-name="Consolas" fo:font-size="10.5pt" fo:background-color="#1f1f1f" loext:char-shading-value="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f7cfa" style:font-weight-asian="bold" style:font-weight-complex="bold"/>
    </style:style>
    <style:style style:name="T7" style:family="text">
      <style:text-properties fo:font-weight="bold" officeooo:rsid="001fa7e2" style:font-weight-asian="bold" style:font-weight-complex="bold"/>
    </style:style>
    <style:style style:name="T8" style:family="text">
      <style:text-properties fo:color="#569cd6" loext:opacity="100%" style:font-name="Consolas" fo:font-size="10.5pt" fo:font-weight="bold" fo:background-color="#1f1f1f" loext:char-shading-value="0" style:font-weight-asian="bold" style:font-weight-complex="bold"/>
    </style:style>
    <style:style style:name="T9" style:family="text">
      <style:text-properties fo:color="#cccccc" loext:opacity="100%" style:font-name="Consolas" fo:font-size="10.5pt" fo:font-weight="bold" fo:background-color="#1f1f1f" loext:char-shading-value="0" style:font-weight-asian="bold" style:font-weight-complex="bold"/>
    </style:style>
    <style:style style:name="T10" style:family="text">
      <style:text-properties fo:color="#4ec9b0" loext:opacity="100%" style:font-name="Consolas" fo:font-size="10.5pt" fo:font-weight="bold" fo:background-color="#1f1f1f" loext:char-shading-value="0" style:font-weight-asian="bold" style:font-weight-complex="bold"/>
    </style:style>
    <style:style style:name="T11" style:family="text">
      <style:text-properties fo:color="#9cdcfe" loext:opacity="100%" style:font-name="Consolas" fo:font-size="10.5pt" fo:font-weight="bold" fo:background-color="#1f1f1f" loext:char-shading-value="0" style:font-weight-asian="bold" style:font-weight-complex="bold"/>
    </style:style>
    <style:style style:name="T12" style:family="text">
      <style:text-properties fo:color="#d4d4d4" loext:opacity="100%" style:font-name="Consolas" fo:font-size="10.5pt" fo:font-weight="bold" fo:background-color="#1f1f1f" loext:char-shading-value="0" style:font-weight-asian="bold" style:font-weight-complex="bold"/>
    </style:style>
    <style:style style:name="T13" style:family="text">
      <style:text-properties fo:color="#c586c0" loext:opacity="100%" fo:font-weight="bold" style:font-weight-asian="bold" style:font-weight-complex="bold"/>
    </style:style>
    <style:style style:name="T14" style:family="text">
      <style:text-properties fo:color="#569cd6" loext:opacity="100%" fo:font-weight="bold" style:font-weight-asian="bold" style:font-weight-complex="bold"/>
    </style:style>
    <style:style style:name="T15" style:family="text">
      <style:text-properties fo:color="#9cdcfe" loext:opacity="100%" fo:font-weight="bold" style:font-weight-asian="bold" style:font-weight-complex="bold"/>
    </style:style>
    <style:style style:name="T16" style:family="text">
      <style:text-properties fo:color="#d4d4d4" loext:opacity="100%" fo:font-weight="bold" style:font-weight-asian="bold" style:font-weight-complex="bold"/>
    </style:style>
    <style:style style:name="T17" style:family="text">
      <style:text-properties fo:color="#569cd6" loext:opacity="100%" style:font-name="Consolas" fo:font-size="10.5pt" fo:font-weight="normal"/>
    </style:style>
    <style:style style:name="T18" style:family="text">
      <style:text-properties style:font-name="Consolas" fo:font-size="10.5pt" fo:font-weight="normal"/>
    </style:style>
    <style:style style:name="T19" style:family="text">
      <style:text-properties fo:color="#9cdcfe" loext:opacity="100%" style:font-name="Consolas" fo:font-size="10.5pt" fo:font-weight="normal"/>
    </style:style>
    <style:style style:name="T20" style:family="text">
      <style:text-properties fo:color="#d4d4d4" loext:opacity="100%" style:font-name="Consolas" fo:font-size="10.5pt" fo:font-weight="normal"/>
    </style:style>
    <style:style style:name="T21" style:family="text">
      <style:text-properties fo:color="#dcdcaa" loext:opacity="100%" style:font-name="Consolas" fo:font-size="10.5pt" fo:font-weight="normal"/>
    </style:style>
    <style:style style:name="T22" style:family="text">
      <style:text-properties fo:font-weight="bold" officeooo:rsid="00217bc0" style:font-weight-asian="bold" style:font-weight-complex="bold"/>
    </style:style>
    <style:style style:name="T23" style:family="text">
      <style:text-properties fo:color="#9cdcfe" loext:opacity="100%" style:font-name="Consolas" fo:font-size="10.5pt" fo:font-weight="bold" officeooo:rsid="001fa7e2" fo:background-color="#1f1f1f" loext:char-shading-value="0" style:font-weight-asian="bold" style:font-weight-complex="bold"/>
    </style:style>
    <style:style style:name="T24" style:family="text">
      <style:text-properties fo:color="#dcdcaa" loext:opacity="100%" style:font-name="Consolas" fo:font-size="10.5pt" fo:font-weight="bold" fo:background-color="#1f1f1f" loext:char-shading-value="0" style:font-weight-asian="bold" style:font-weight-complex="bold"/>
    </style:style>
    <style:style style:name="T25" style:family="text">
      <style:text-properties fo:color="#c586c0" loext:opacity="100%" style:font-name="Consolas" fo:font-size="10.5pt" fo:font-weight="normal"/>
    </style:style>
    <style:style style:name="T26" style:family="text">
      <style:text-properties fo:font-size="18pt" fo:font-weight="bold" officeooo:rsid="001dd876" style:font-size-asian="18pt" style:font-weight-asian="bold" style:font-size-complex="18pt" style:font-weight-complex="bold"/>
    </style:style>
    <style:style style:name="T27" style:family="text">
      <style:text-properties fo:font-size="18pt" fo:font-weight="bold" officeooo:rsid="002c3d6d" style:font-size-asian="18pt" style:font-weight-asian="bold" style:font-size-complex="18pt" style:font-weight-complex="bold"/>
    </style:style>
    <style:style style:name="T28" style:family="text">
      <style:text-properties fo:font-weight="bold" officeooo:rsid="002c8a68" style:font-weight-asian="bold" style:font-weight-complex="bold"/>
    </style:style>
    <style:style style:name="T29" style:family="text">
      <style:text-properties fo:font-weight="bold" officeooo:rsid="00229c3b" style:font-weight-asian="bold" style:font-weight-complex="bold"/>
    </style:style>
    <style:style style:name="T30" style:family="text">
      <style:text-properties fo:color="#ff0000" loext:opacity="100%" fo:font-weight="bold" style:font-weight-asian="bold" style:font-weight-complex="bold"/>
    </style:style>
    <style:style style:name="T31" style:family="text">
      <style:text-properties fo:font-weight="normal" officeooo:rsid="00240359" style:font-weight-asian="normal" style:font-weight-complex="normal"/>
    </style:style>
    <style:style style:name="T32" style:family="text">
      <style:text-properties fo:color="#ff0000" loext:opacity="100%" fo:font-weight="bold" officeooo:rsid="00240359" style:font-weight-asian="bold" style:font-weight-complex="bold"/>
    </style:style>
    <style:style style:name="T33" style:family="text">
      <style:text-properties officeooo:rsid="00240359"/>
    </style:style>
    <style:style style:name="T34" style:family="text">
      <style:text-properties fo:font-weight="normal" officeooo:rsid="002600f1" style:font-weight-asian="normal" style:font-weight-complex="normal"/>
    </style:style>
    <style:style style:name="T35" style:family="text">
      <style:text-properties fo:font-weight="bold" officeooo:rsid="002600f1" style:font-weight-asian="bold" style:font-weight-complex="bold"/>
    </style:style>
    <style:style style:name="T36" style:family="text">
      <style:text-properties fo:color="#4ec9b0" loext:opacity="100%"/>
    </style:style>
    <style:style style:name="T37" style:family="text">
      <style:text-properties fo:color="#ce9178" loext:opacity="100%"/>
    </style:style>
    <style:style style:name="T38" style:family="text">
      <style:text-properties fo:color="#9cdcfe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SAS IMPORTANTES REPASO ACCESO A DATOS</text:p>
      <text:p text:style-name="P2"/>
      <text:p text:style-name="P2"/>
      <text:p text:style-name="P3">Requisitos:</text:p>
      <text:p text:style-name="P4">Poner el abrirConexion</text:p>
      <text:p text:style-name="P4">El conexión</text:p>
      <text:p text:style-name="P4">El cierraConexion</text:p>
      <text:p text:style-name="P5"><text:span text:style-name="T1">private</text:span><text:span text:style-name="T2"> </text:span><text:span text:style-name="T3">Connection</text:span><text:span text:style-name="T2"> </text:span><text:span text:style-name="T4">conexion</text:span><text:span text:style-name="T2">;</text:span></text:p>
      <text:p text:style-name="P5"><text:span text:style-name="T2"/></text:p>
      <text:p text:style-name="P5"><text:span text:style-name="T2"/></text:p>
      <text:p text:style-name="P6">PRIMERA PARTE:</text:p>
      <text:p text:style-name="P5"><text:span text:style-name="T2"/></text:p>
      <text:p text:style-name="P6">DIFERENCIAS ENTRE PREPARADAS Y NO PREPARADAS:</text:p>
      <text:p text:style-name="P4">Las preparadas son las que tienen el ? Y que necesitan el preparement statement</text:p>
      <text:p text:style-name="P4"/>
      <text:p text:style-name="P4"/>
      <text:p text:style-name="P6">DIFERENCIAS ENTRE EXECUTEQUERY Y EXECUTEUPDATE:</text:p>
      <text:p text:style-name="P7"><text:span text:style-name="T5">L</text:span><text:span text:style-name="T5">a primera es para cuando quieres recoger datos como con un select y la update es para cuando quieres neter o modificar datos de las tablas</text:span></text:p>
      <text:p text:style-name="P4"/>
      <text:p text:style-name="P4"/>
      <text:p text:style-name="P4"/>
      <text:p text:style-name="P4">CONSULTA NO PREPARADA</text:p>
      <text:p text:style-name="P8">hace falta el try (Statement stmt=this.conexion.createStatement()){ </text:p>
      <text:p text:style-name="P9"><text:span text:style-name="T6"/></text:p>
      <text:p text:style-name="P10"><text:span text:style-name="T6">C</text:span><text:span text:style-name="T5">ONSULTA PREPARADA</text:span></text:p>
      <text:p text:style-name="P11"><text:span text:style-name="T7">Necesita un </text:span><text:span text:style-name="T8">private</text:span><text:span text:style-name="T9"> </text:span><text:span text:style-name="T10">PreparedStatement</text:span><text:span text:style-name="T9"> </text:span><text:span text:style-name="T11">ps</text:span><text:span text:style-name="T9"> </text:span><text:span text:style-name="T12">=</text:span><text:span text:style-name="T9"> </text:span><text:span text:style-name="T8">null</text:span><text:span text:style-name="T9">;</text:span></text:p>
      <text:p text:style-name="P12">Luego poner la query con ?</text:p>
      <text:p text:style-name="P13"><text:span text:style-name="T13">if</text:span><text:span text:style-name="T5"> (</text:span><text:span text:style-name="T14">this</text:span><text:span text:style-name="T5">.</text:span><text:span text:style-name="T15">ps</text:span><text:span text:style-name="T5"> </text:span><text:span text:style-name="T16">==</text:span><text:span text:style-name="T5"> </text:span><text:span text:style-name="T14">null</text:span><text:span text:style-name="T5">)</text:span></text:p>
      <text:p text:style-name="P14">            <text:span text:style-name="T17">this</text:span><text:span text:style-name="T18">.</text:span><text:span text:style-name="T19">ps</text:span><text:span text:style-name="T18"> </text:span><text:span text:style-name="T20">=</text:span><text:span text:style-name="T18"> </text:span><text:span text:style-name="T17">this</text:span><text:span text:style-name="T18">.</text:span><text:span text:style-name="T19">conexion</text:span><text:span text:style-name="T18">.</text:span><text:span text:style-name="T21">prepareStatement</text:span><text:span text:style-name="T18">(</text:span><text:span text:style-name="T19">query</text:span><text:span text:style-name="T18">);</text:span></text:p>
      <text:p text:style-name="P10"><text:span text:style-name="T5">luego ps.setInt o lo que sea y la posicion: <text:s/>psInt(</text:span><text:span text:style-name="T22">1</text:span><text:span text:style-name="T5">,</text:span><text:span text:style-name="T22">codigo</text:span><text:span text:style-name="T5">);</text:span></text:p>
      <text:p text:style-name="P10"><text:span text:style-name="T5"/></text:p>
      <text:p text:style-name="P15">Y si queremos ver los datos devuelto es con:</text:p>
      <text:p text:style-name="P10"><text:span text:style-name="T5"/></text:p>
      <text:p text:style-name="P11"><text:span text:style-name="T23">Result resu = </text:span><text:span text:style-name="T11">ps</text:span><text:span text:style-name="T9">.</text:span><text:span text:style-name="T24">executeQuery</text:span><text:span text:style-name="T9">();</text:span></text:p>
      <text:p text:style-name="P14">        <text:span text:style-name="T25">while</text:span><text:span text:style-name="T18"> (</text:span><text:span text:style-name="T19">resu</text:span><text:span text:style-name="T18">.</text:span><text:span text:style-name="T21">next</text:span><text:span text:style-name="T18">()) {</text:span></text:p>
      <text:p text:style-name="P10"><text:span text:style-name="T5"/></text:p>
      <text:p text:style-name="P4"/>
      <text:p text:style-name="P6"/>
      <text:p text:style-name="P6"/>
      <text:p text:style-name="P6"/>
      <text:p text:style-name="P6"/>
      <text:p text:style-name="P16"><text:soft-page-break/><text:span text:style-name="T26">SEGUNDA</text:span><text:span text:style-name="T27"> </text:span><text:span text:style-name="T26">PARTE</text:span><text:span text:style-name="T27">:</text:span></text:p>
      <text:p text:style-name="P17">Para sacar la el commit es con:</text:p>
      <text:p text:style-name="P18">this.conexion.setAutoCommit(false);</text:p>
      <text:p text:style-name="P18"/>
      <text:p text:style-name="P17">y para hacer el commit es con:</text:p>
      <text:p text:style-name="P18">this.conexion.commit();</text:p>
      <text:p text:style-name="P18"/>
      <text:p text:style-name="P18"/>
      <text:p text:style-name="P19"/>
      <text:p text:style-name="P19"/>
      <text:p text:style-name="P6"/>
      <text:p text:style-name="P20">COSAS IMPORTANTES</text:p>
      <text:p text:style-name="P12">RECUERDA QUE PreparedStatement es null</text:p>
      <text:p text:style-name="P18">QUITAR EL * EN ALGUNAS QUERYS</text:p>
      <text:p text:style-name="P21">PARA CAMBIAR DATOS CON UPDATE SOLO CON CONSULTAS PREPARADAS</text:p>
      <text:p text:style-name="P22"><text:span text:style-name="T28">CUIDADO CON EL </text:span><text:span text:style-name="T29">ps2.executeQuery(); DE NO PONERLE EL QUERY</text:span></text:p>
      <text:p text:style-name="P23"/>
      <text:p text:style-name="P21"/>
      <text:p text:style-name="P21"/>
      <text:p text:style-name="P24">TEMA 5:</text:p>
      <text:p text:style-name="P21"/>
      <text:p text:style-name="P24">A LA HORA DE CREAR UNA CLASE:</text:p>
      <text:p text:style-name="P21"/>
      <text:p text:style-name="P25">Meter siempre el implements <text:span text:style-name="T30">Serializable</text:span></text:p>
      <text:p text:style-name="P26"><text:span text:style-name="T31">y el </text:span><text:span text:style-name="T32">@XmlRootElement</text:span><text:span text:style-name="T31"> encima de la clase</text:span></text:p>
      <text:p text:style-name="P26"><text:span text:style-name="T31"/></text:p>
      <text:p text:style-name="P26"><text:span text:style-name="T31"/></text:p>
      <text:p text:style-name="P27"><text:span text:style-name="T33">A </text:span>LA HORA DE CREAR DONDE SE EJECUTEN LOS METODOS</text:p>
      <text:p text:style-name="P28"><text:span text:style-name="T34">Meter siempre el</text:span><text:span text:style-name="T35"> @Path("/personas")</text:span><text:span text:style-name="T34"> encima del contructor</text:span></text:p>
      <text:p text:style-name="P21"/>
      <text:p text:style-name="P29">Cuando crees una funcion lleva:</text:p>
      <text:p text:style-name="P27">SI ES POST O GET</text:p>
      <text:p text:style-name="P27">El consumes o el produces con sus MEDIATYPE y entre {} si son varios</text:p>
      <text:p text:style-name="P27">Y response</text:p>
      <text:p text:style-name="P27"/>
      <text:p text:style-name="P30">PARA CUANDO LO PASES POR PARAMETRO</text:p>
      <text:p text:style-name="P30">ES CON EL PATH EN Path(/loquesea/{cosa})</text:p>
      <text:p text:style-name="P30">y luego en el parametro hacer esto </text:p>
      <text:p text:style-name="P31">(@<text:span text:style-name="T36">PathParam</text:span>(<text:span text:style-name="T37">"nombre"</text:span>) <text:span text:style-name="T36">String</text:span> <text:span text:style-name="T38">name)</text:span></text:p>
      <text:p text:style-name="P30"/>
      <text:p text:style-name="P27"/>
      <text:p text:style-name="P27"/>
      <text:p text:style-name="P32">COSAS IMPORTANTES</text:p>
      <text:p text:style-name="P27">POST</text:p>
      <text:p text:style-name="P27">Si es post poner el accept-type y el tipo de dato a pasar</text:p>
      <text:p text:style-name="P27"/>
      <text:p text:style-name="P33">FIJARSE SI ESTAS EN POST O EN GET</text:p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4T09:23:05.970000000</meta:creation-date>
    <dc:date>2025-02-24T18:02:05.890448900</dc:date>
    <meta:editing-duration>PT45M10S</meta:editing-duration>
    <meta:editing-cycles>2</meta:editing-cycles>
    <meta:generator>LibreOffice/25.2.0.3$Windows_X86_64 LibreOffice_project/e1cf4a87eb02d755bce1a01209907ea5ddc8f069</meta:generator>
    <meta:document-statistic meta:table-count="0" meta:image-count="0" meta:object-count="0" meta:page-count="2" meta:paragraph-count="50" meta:word-count="286" meta:character-count="1811" meta:non-whitespace-character-count="1552"/>
  </office:meta>
</office:document-meta>
</file>